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F000001A4C3EDD7C98144FF6A.png" manifest:media-type="image/png"/>
  <manifest:file-entry manifest:full-path="Pictures/100002010000028A000001B959A326E84846C4D3.png" manifest:media-type="image/png"/>
  <manifest:file-entry manifest:full-path="Pictures/10000201000003FD000001E20E7D1B36E6147BB7.png" manifest:media-type="image/png"/>
  <manifest:file-entry manifest:full-path="Pictures/100002010000018E00000131A2043A0FBAB599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5ce20" officeooo:paragraph-rsid="000316a7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officeooo:rsid="00069318" officeooo:paragraph-rsid="000316a7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8570b" officeooo:paragraph-rsid="000316a7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officeooo:rsid="0005ce20" officeooo:paragraph-rsid="000316a7" style:font-weight-asian="bold" style:font-weight-complex="bold"/>
    </style:style>
    <style:style style:name="P5" style:family="paragraph" style:parent-style-name="Standard">
      <style:text-properties fo:font-weight="bold" officeooo:rsid="0008570b" officeooo:paragraph-rsid="000316a7" style:font-weight-asian="bold" style:font-weight-complex="bold"/>
    </style:style>
    <style:style style:name="P6" style:family="paragraph" style:parent-style-name="Standard">
      <style:text-properties fo:font-style="normal" fo:font-weight="bold" officeooo:rsid="0008570b" officeooo:paragraph-rsid="000316a7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39364" officeooo:paragraph-rsid="00039364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4c119" officeooo:paragraph-rsid="0004c11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08570b" officeooo:paragraph-rsid="000316a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39364" officeooo:paragraph-rsid="00039364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596bb" style:font-style-asian="normal" style:font-style-complex="normal"/>
    </style:style>
    <style:style style:name="T3" style:family="text">
      <style:text-properties fo:font-style="normal" officeooo:rsid="000862d1" style:font-style-asian="normal" style:font-style-complex="normal"/>
    </style:style>
    <style:style style:name="T4" style:family="text">
      <style:text-properties fo:font-style="normal" officeooo:rsid="0003a900" style:font-style-asian="normal" style:font-style-complex="normal"/>
    </style:style>
    <style:style style:name="T5" style:family="text">
      <style:text-properties officeooo:rsid="0003a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</text:span><text:span text:style-name="T1">xercici 3.1</text:span><text:span text:style-name="T3">4</text:span></text:p>
      <text:p text:style-name="P1"><draw:frame draw:style-name="fr1" draw:name="Imatge4" text:anchor-type="char" svg:x="-0.032cm" svg:y="0.222cm" svg:width="10.98cm" svg:height="11.114cm" draw:z-index="0"><draw:image xlink:href="Pictures/100002010000019F000001A4C3EDD7C98144FF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text:span text:style-name="T1">Exercici 3.1</text:span><text:span text:style-name="T3">5 </text:span><text:span text:style-name="T4">i 3.16</text:span></text:p>
      <text:p text:style-name="P3"><draw:frame draw:style-name="fr2" draw:name="Imatge1" text:anchor-type="char" svg:width="17cm" svg:height="11.532cm" draw:z-index="1"><draw:image xlink:href="Pictures/100002010000028A000001B959A326E84846C4D3.png" xlink:type="simple" xlink:show="embed" xlink:actuate="onLoad" draw:mime-type="image/png"/></draw:frame></text:p>
      <text:p text:style-name="P9"/>
      <text:p text:style-name="P9"/>
      <text:p text:style-name="P7"><text:soft-page-break/>Exercici 3.1<text:span text:style-name="T5">7</text:span></text:p>
      <text:p text:style-name="P7"><draw:frame draw:style-name="fr1" draw:name="Imatge2" text:anchor-type="char" svg:x="0cm" svg:y="0.228cm" svg:width="17cm" svg:height="8.026cm" draw:z-index="2"><draw:image xlink:href="Pictures/10000201000003FD000001E20E7D1B36E6147BB7.png" xlink:type="simple" xlink:show="embed" xlink:actuate="onLoad" draw:mime-type="image/png"/></draw:frame></text:p>
      <text:p text:style-name="P10"/>
      <text:p text:style-name="P10"/>
      <text:p text:style-name="P8">Exercici 3.18</text:p>
      <text:p text:style-name="P8"><draw:frame draw:style-name="fr1" draw:name="Imatge3" text:anchor-type="char" svg:x="-0.072cm" svg:y="0cm" svg:width="10.53cm" svg:height="8.07cm" draw:z-index="3"><draw:image xlink:href="Pictures/100002010000018E00000131A2043A0FBAB599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9:37:40.816000000</meta:creation-date>
    <dc:date>2024-10-01T21:11:25.987000000</dc:date>
    <meta:editing-duration>PT1H32M14S</meta:editing-duration>
    <meta:editing-cycles>5</meta:editing-cycles>
    <meta:generator>LibreOffice/7.1.2.2$Windows_X86_64 LibreOffice_project/8a45595d069ef5570103caea1b71cc9d82b2aae4</meta:generator>
    <meta:document-statistic meta:table-count="0" meta:image-count="4" meta:object-count="0" meta:page-count="2" meta:paragraph-count="4" meta:word-count="10" meta:character-count="59" meta:non-whitespace-character-count="53"/>
  </office:meta>
</office:document-meta>
</file>